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37" calcext:value-type="float">
            <text:p>437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37" calcext:value-type="float">
            <text:p>437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32" calcext:value-type="float">
            <text:p>432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32" calcext:value-type="float">
            <text:p>232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2" calcext:value-type="float">
            <text:p>432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32" calcext:value-type="float">
            <text:p>432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58.762972330879" calcext:value-type="float">
            <text:p>258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32" calcext:value-type="float">
            <text:p>432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9">00/00/0000</text:date>, <text:time style:data-style-name="N2" text:time-value="17:36:08.02028629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4.0.3$Linux_X86_64 LibreOffice_project/40m0$Build-3</meta:generator>
    <dc:date>2017-09-09T17:51:46.917950201</dc:date>
    <dc:creator>Daniele Zambelli</dc:creator>
    <meta:editing-duration>PT2H19M27S</meta:editing-duration>
    <meta:editing-cycles>15</meta:editing-cycles>
    <meta:document-statistic meta:table-count="2" meta:cell-count="279" meta:object-count="0"/>
  </office:meta>
</office:document-meta>
</file>